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P2" style:parent-style-name="Normal" style:family="paragraph">
      <style:text-properties fo:font-weight="bold" style:font-weight-asian="bold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>
      <style:text-properties fo:font-weight="bold" style:font-weight-asian="bold"/>
    </style:style>
    <style:style style:name="P5" style:parent-style-name="Normal" style:family="paragraph">
      <style:text-properties fo:font-weight="bold" style:font-weight-asian="bold"/>
    </style:style>
    <style:style style:name="P6" style:parent-style-name="Normal" style:family="paragraph">
      <style:text-properties fo:font-weight="bold" style:font-weight-asian="bold"/>
    </style:style>
    <style:style style:name="P7" style:parent-style-name="Normal" style:family="paragraph">
      <style:text-properties fo:font-weight="bold" style:font-weight-asian="bold"/>
    </style:style>
    <style:style style:name="P8" style:parent-style-name="Normal" style:family="paragraph">
      <style:text-properties fo:font-weight="bold" style:font-weight-asian="bold"/>
    </style:style>
    <style:style style:name="P9" style:parent-style-name="Normal" style:family="paragraph">
      <style:text-properties fo:font-weight="bold" style:font-weight-asian="bold"/>
    </style:style>
    <style:style style:name="P10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REQ 1:</text:p>
      <text:p text:style-name="Normal">You can stream inside your pocket but it will show you the inside of your pocket.<text:s/></text:p>
      <text:p text:style-name="Normal">Another solution is using third party camera which supports Bluetooth functionality. But the problem is Bluetooth package is not that big, which can’t afford the size of a video stream.<text:s/></text:p>
      <text:p text:style-name="P2">REQ 2:</text:p>
      <text:p text:style-name="Normal">It’s Possible, the app will be integrated with Paypal. As Demo it will be using Development Environment.</text:p>
      <text:p text:style-name="P3">REQ 3:</text:p>
      <text:p text:style-name="Normal">Too vague, need further discussion with the client.<text:s/></text:p>
      <text:p text:style-name="P4">REQ 4:</text:p>
      <text:p text:style-name="Normal">It requires a lot of resource.<text:s/></text:p>
      <text:p text:style-name="Normal">We will look into this functionality when we have the MVP.<text:s/></text:p>
      <text:p text:style-name="Normal">Requires more time to research and implement.<text:s/></text:p>
      <text:p text:style-name="P5">REQ 5:</text:p>
      <text:p text:style-name="Normal">The OS itself doesn’t allow to stream multiple camera (Front and Back). As example, when you’re doing a Skype video call. You can only choose one camera, Front or Back.<text:s/></text:p>
      <text:p text:style-name="P6">REQ 6:</text:p>
      <text:p text:style-name="Normal">Doable.<text:s/></text:p>
      <text:p text:style-name="P7">REQ 7:</text:p>
      <text:p text:style-name="Normal">If we try to store the Video for re-watching purpose. It will take a lot of space. <text:s/></text:p>
      <text:p text:style-name="Normal">Try to negotiate to use Google service like FireBase?</text:p>
      <text:p text:style-name="Normal">We don’t want to use other video stream provider, we want to make our own video platform. As it is our main project.<text:s/></text:p>
      <text:p text:style-name="Normal">We don’t use Vimeo because it doesn’t support to safe the Live Stream, we can pretend to upload a file but if the connection fail we will lose the video.<text:s/></text:p>
      <text:p text:style-name="Normal">We don’t use Youtube or Facebook because the client doesn’t like Google and Facebook product.<text:s/></text:p>
      <text:p text:style-name="P8">REQ 8:</text:p>
      <text:p text:style-name="Normal">Need to ask how’s the subscription system, pay for the whole platform or pay only per video stream.</text:p>
      <text:p text:style-name="P9">REQ 9:</text:p>
      <text:p text:style-name="Normal">OK.</text:p>
      <text:p text:style-name="P10">REQ 10:</text:p>
      <text:soft-page-break/>
      <text:p text:style-name="Normal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an Narendra</meta:initial-creator>
    <dc:creator>Dean Narendra</dc:creator>
    <meta:creation-date>2017-09-13T14:10:00Z</meta:creation-date>
    <dc:date>2017-09-13T14:47:00Z</dc:date>
    <meta:template xlink:href="Normal" xlink:type="simple"/>
    <meta:editing-cycles>1</meta:editing-cycles>
    <meta:editing-duration>PT2220S</meta:editing-duration>
    <meta:document-statistic meta:page-count="2" meta:paragraph-count="2" meta:word-count="213" meta:character-count="1428" meta:row-count="10" meta:non-whitespace-character-count="1217"/>
  </office:meta>
</office:document-meta>
</file>